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serif" fo:font-size="11.25pt"/>
    </style:style>
    <style:style style:name="T1" style:family="text">
      <style:text-properties style:font-name="serif" fo:font-size="11.25pt"/>
    </style:style>
    <style:style style:name="T2" style:family="text">
      <style:text-properties style:font-name="serif" fo:font-size="11.25pt"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/>
    </style:style>
    <style:style style:name="T5" style:family="text">
      <style:text-properties style:font-name="Times New Roman" fo:font-size="11.25pt"/>
    </style:style>
    <style:style style:name="T6" style:family="text">
      <style:text-properties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Data Mining</text:span>: <text:span text:style-name="T1">Data mining is the application of specific algorithms for extracting patterns from data.</text:span></text:p>
      <text:p text:style-name="Standard"><text:span text:style-name="T1"><text:tab/>Source: From Data Mining to Knowledge Discovery in Databases.pdf</text:span></text:p>
      <text:p text:style-name="Standard"><text:span text:style-name="T2">Knolwedge Discovery:</text:span><text:span text:style-name="T1"> Knowledge Discovery in Databases (KDD) refers to the overall process of discovering useful knowledge from data, and data mining refers to a particular step</text:span></text:p>
      <text:p text:style-name="P1">in this process.</text:p>
      <text:p text:style-name="P1"><text:tab/>Source: From Data Mining to Knowledge Discovery in Databases.pdf</text:p>
      <text:p text:style-name="P1"/>
      <text:p text:style-name="Standard"><text:span text:style-name="T2">Ontology</text:span><text:span text:style-name="T1">: A</text:span>n <text:span text:style-name="T4">ontology</text:span> is a formal explicit description of concepts in a domain of discourse (<text:span text:style-name="T4">classes </text:span>(sometimes called <text:span text:style-name="T4">concepts</text:span>)), properties of each concept describing various features and attributes of the concept (<text:span text:style-name="T4">slots </text:span>(sometimes called <text:span text:style-name="T4">roles </text:span>or <text:span text:style-name="T4">properties</text:span>)), and restrictions on slots (<text:span text:style-name="T4">facets </text:span>(sometimes called <text:span text:style-name="T4">role restrictions</text:span>)). An ontology together with a set of individual <text:span text:style-name="T4">instances</text:span> of classes constitutes a <text:span text:style-name="T4">knowledge base</text:span>. In reality, there is a fine line where the ontology ends and the knowledge base begins. </text:p>
      <text:p text:style-name="Standard"><text:span text:style-name="T1"><text:tab/></text:span><text:span text:style-name="T6">Source:</text:span><text:span text:style-name="T1"> </text:span><text:span text:style-name="T6">http://protege.stanford.edu/publications/ontology_development/ontology101-noy-mcguinness.html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56M46S</meta:editing-duration>
    <meta:editing-cycles>11</meta:editing-cycles>
    <meta:generator>OpenOffice/4.1.1$Win32 OpenOffice.org_project/411m6$Build-9775</meta:generator>
    <dc:date>2015-11-09T19:59:32.40</dc:date>
    <dc:creator>David Goeth</dc:creator>
    <meta:document-statistic meta:table-count="0" meta:image-count="0" meta:object-count="0" meta:page-count="1" meta:paragraph-count="7" meta:word-count="141" meta:character-count="1047"/>
    <meta:user-defined meta:name="Info 1"/>
    <meta:user-defined meta:name="Info 2"/>
    <meta:user-defined meta:name="Info 3"/>
    <meta:user-defined meta:name="Info 4"/>
  </office:meta>
</office:document-meta>
</file>